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5.38mm"/>
    </style:style>
    <style:style style:name="co14" style:family="table-column">
      <style:table-column-properties fo:break-before="auto" style:column-width="16.56mm"/>
    </style:style>
    <style:style style:name="co15" style:family="table-column">
      <style:table-column-properties fo:break-before="auto" style:column-width="17.41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15.42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20.37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4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ce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2" style:family="table-cell" style:parent-style-name="Default"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Mes</text:p>
          </table:table-cell>
          <table:table-cell table:style-name="ce7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5" office:value-type="string" calcext:value-type="string">
            <text:p>Promedio móvil 12 meses</text:p>
          </table:table-cell>
          <table:table-cell table:style-name="ce25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5" office:value-type="string" calcext:value-type="string">
            <text:p>Indice Estacional</text:p>
          </table:table-cell>
          <table:table-cell table:style-name="ce25" office:value-type="string" calcext:value-type="string">
            <text:p>Serie desestacionalizada</text:p>
          </table:table-cell>
          <table:table-cell table:style-name="ce25" office:value-type="string" calcext:value-type="string">
            <text:p>Exportaciones (millones de dólares)</text:p>
          </table:table-cell>
          <table:table-cell table:style-name="ce25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style-name="ce32" office:value-type="float" office:value="17946" calcext:value-type="float">
            <text:p>17946</text:p>
          </table:table-cell>
          <table:table-cell table:style-name="ce42" office:value-type="percentage" office:value="2.58401727861771" calcext:value-type="percentage">
            <text:p>258,4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7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/>
          <table:table-cell table:style-name="ce50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/>
          <table:table-cell table:style-name="ce26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/>
          <table:table-cell table:style-name="ce33" table:number-columns-repeated="1009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7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5" table:number-columns-repeated="2"/>
          <table:table-cell table:style-name="ce12"/>
          <table:table-cell table:style-name="ce25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9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2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9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9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9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9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9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9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9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9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9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5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01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41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8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8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5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62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2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4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89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5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7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8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2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29996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38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1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8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16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5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487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18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71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78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1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36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711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4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29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5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6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83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9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39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9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8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82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01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6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59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05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27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9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2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6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79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3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5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44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26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4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8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4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01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1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7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60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6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32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193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18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7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1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6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7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62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51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7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1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44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66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1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6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33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6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81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412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3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29843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5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7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63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14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2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98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71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52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5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1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64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31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31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8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36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7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8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6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9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09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6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table table:name="ARIMA Ventas" table:style-name="ta1">
        <table:table-column table:style-name="co11" table:default-cell-style-name="ce57"/>
        <table:table-column table:style-name="co12" table:default-cell-style-name="ce59"/>
        <table:table-column table:style-name="co13" table:number-columns-repeated="6" table:default-cell-style-name="ce61"/>
        <table:table-column table:style-name="co14" table:default-cell-style-name="ce61"/>
        <table:table-column table:style-name="co13" table:default-cell-style-name="ce61"/>
        <table:table-column table:style-name="co15" table:number-columns-repeated="4" table:default-cell-style-name="ce61"/>
        <table:table-column table:style-name="co16" table:default-cell-style-name="ce6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P original</text:p>
          </table:table-cell>
          <table:table-cell table:style-name="ce57" office:value-type="string" calcext:value-type="string">
            <text:p>Arima 1</text:p>
          </table:table-cell>
          <table:table-cell table:style-name="ce60" office:value-type="string" calcext:value-type="string">
            <text:p>Arima 2</text:p>
          </table:table-cell>
          <table:table-cell table:style-name="ce60" office:value-type="string" calcext:value-type="string">
            <text:p>Arima 3</text:p>
          </table:table-cell>
          <table:table-cell table:style-name="ce60" office:value-type="string" calcext:value-type="string">
            <text:p>Arima 4</text:p>
          </table:table-cell>
          <table:table-cell table:style-name="ce60" office:value-type="string" calcext:value-type="string">
            <text:p>Arima 5</text:p>
          </table:table-cell>
          <table:table-cell table:style-name="ce60" office:value-type="string" calcext:value-type="string">
            <text:p>Arima 6</text:p>
          </table:table-cell>
          <table:table-cell table:style-name="ce60" office:value-type="string" calcext:value-type="string">
            <text:p>Arima 7</text:p>
          </table:table-cell>
          <table:table-cell table:style-name="ce60" office:value-type="string" calcext:value-type="string">
            <text:p>Arima 8</text:p>
          </table:table-cell>
          <table:table-cell table:style-name="ce60" office:value-type="string" calcext:value-type="string">
            <text:p>Arima 9</text:p>
          </table:table-cell>
          <table:table-cell table:style-name="ce60" office:value-type="string" calcext:value-type="string">
            <text:p>Arima 10</text:p>
          </table:table-cell>
          <table:table-cell table:style-name="ce60" office:value-type="string" calcext:value-type="string">
            <text:p>Arima 11</text:p>
          </table:table-cell>
          <table:table-cell table:style-name="ce60" office:value-type="string" calcext:value-type="string">
            <text:p>Arima 12</text:p>
          </table:table-cell>
          <table:table-cell table:style-name="ce60" office:value-type="string" calcext:value-type="string">
            <text:p>Arima 13</text:p>
          </table:table-cell>
          <table:table-cell table:style-name="ce60" office:value-type="string" calcext:value-type="string">
            <text:p>Arima 14</text:p>
          </table:table-cell>
          <table:table-cell table:number-columns-repeated="3"/>
        </table:table-row>
        <table:table-row table:style-name="ro2">
          <table:table-cell office:value-type="float" office:value="44305" calcext:value-type="float">
            <text:p>44305</text:p>
          </table:table-cell>
          <table:table-cell office:value-type="float" office:value="39052.2322" calcext:value-type="float">
            <text:p>39052</text:p>
          </table:table-cell>
          <table:table-cell table:number-columns-repeated="16"/>
        </table:table-row>
        <table:table-row table:style-name="ro2">
          <table:table-cell office:value-type="float" office:value="37316" calcext:value-type="float">
            <text:p>37316</text:p>
          </table:table-cell>
          <table:table-cell office:value-type="float" office:value="35792.0933" calcext:value-type="float">
            <text:p>35792</text:p>
          </table:table-cell>
          <table:table-cell office:value-type="float" office:value="37242.1901" calcext:value-type="float">
            <text:p>37242</text:p>
          </table:table-cell>
          <table:table-cell table:number-columns-repeated="13"/>
          <table:table-cell table:style-name="ce11"/>
          <table:table-cell/>
        </table:table-row>
        <table:table-row table:style-name="ro2">
          <table:table-cell office:value-type="float" office:value="23008" calcext:value-type="float">
            <text:p>23008</text:p>
          </table:table-cell>
          <table:table-cell office:value-type="float" office:value="22465.692" calcext:value-type="float">
            <text:p>22466</text:p>
          </table:table-cell>
          <table:table-cell office:value-type="float" office:value="25969.9053" calcext:value-type="float">
            <text:p>25970</text:p>
          </table:table-cell>
          <table:table-cell office:value-type="float" office:value="26022.2622" calcext:value-type="float">
            <text:p>26022</text:p>
          </table:table-cell>
          <table:table-cell table:number-columns-repeated="12"/>
          <table:table-cell table:style-name="ce11" table:number-columns-repeated="2"/>
        </table:table-row>
        <table:table-row table:style-name="ro2">
          <table:table-cell office:value-type="float" office:value="42900" calcext:value-type="float">
            <text:p>42900</text:p>
          </table:table-cell>
          <table:table-cell office:value-type="float" office:value="66102.3689" calcext:value-type="float">
            <text:p>66102</text:p>
          </table:table-cell>
          <table:table-cell office:value-type="float" office:value="68612.2422" calcext:value-type="float">
            <text:p>68612</text:p>
          </table:table-cell>
          <table:table-cell office:value-type="float" office:value="68653.5812" calcext:value-type="float">
            <text:p>68654</text:p>
          </table:table-cell>
          <table:table-cell office:value-type="float" office:value="68034.4031" calcext:value-type="float">
            <text:p>68034</text:p>
          </table:table-cell>
          <table:table-cell table:number-columns-repeated="11"/>
          <table:table-cell table:style-name="ce11" table:number-columns-repeated="2"/>
        </table:table-row>
        <table:table-row table:style-name="ro2">
          <table:table-cell office:value-type="float" office:value="36788" calcext:value-type="float">
            <text:p>36788</text:p>
          </table:table-cell>
          <table:table-cell office:value-type="float" office:value="38071.5063" calcext:value-type="float">
            <text:p>38072</text:p>
          </table:table-cell>
          <table:table-cell office:value-type="float" office:value="40750.2943" calcext:value-type="float">
            <text:p>40750</text:p>
          </table:table-cell>
          <table:table-cell office:value-type="float" office:value="40817.5845" calcext:value-type="float">
            <text:p>40818</text:p>
          </table:table-cell>
          <table:table-cell office:value-type="float" office:value="38753.6705" calcext:value-type="float">
            <text:p>38754</text:p>
          </table:table-cell>
          <table:table-cell office:value-type="float" office:value="29751.8983" calcext:value-type="float">
            <text:p>29752</text:p>
          </table:table-cell>
          <table:table-cell table:number-columns-repeated="10"/>
          <table:table-cell table:style-name="ce11" table:number-columns-repeated="2"/>
        </table:table-row>
        <table:table-row table:style-name="ro2">
          <table:table-cell office:value-type="float" office:value="43908" calcext:value-type="float">
            <text:p>43908</text:p>
          </table:table-cell>
          <table:table-cell office:value-type="float" office:value="43850.4631" calcext:value-type="float">
            <text:p>43850</text:p>
          </table:table-cell>
          <table:table-cell office:value-type="float" office:value="46332.4223" calcext:value-type="float">
            <text:p>46332</text:p>
          </table:table-cell>
          <table:table-cell office:value-type="float" office:value="46384.4772" calcext:value-type="float">
            <text:p>46384</text:p>
          </table:table-cell>
          <table:table-cell office:value-type="float" office:value="45009.5221" calcext:value-type="float">
            <text:p>45010</text:p>
          </table:table-cell>
          <table:table-cell office:value-type="float" office:value="28482.1664" calcext:value-type="float">
            <text:p>28482</text:p>
          </table:table-cell>
          <table:table-cell office:value-type="float" office:value="31193.7722" calcext:value-type="float">
            <text:p>31194</text:p>
          </table:table-cell>
          <table:table-cell table:number-columns-repeated="9"/>
          <table:table-cell table:style-name="ce11" table:number-columns-repeated="2"/>
        </table:table-row>
        <table:table-row table:style-name="ro2">
          <table:table-cell office:value-type="float" office:value="45160" calcext:value-type="float">
            <text:p>45160</text:p>
          </table:table-cell>
          <table:table-cell/>
          <table:table-cell office:value-type="float" office:value="45686.3217" calcext:value-type="float">
            <text:p>45686</text:p>
          </table:table-cell>
          <table:table-cell office:value-type="float" office:value="45744.8728" calcext:value-type="float">
            <text:p>45745</text:p>
          </table:table-cell>
          <table:table-cell office:value-type="float" office:value="44127.5702" calcext:value-type="float">
            <text:p>44128</text:p>
          </table:table-cell>
          <table:table-cell office:value-type="float" office:value="31876.3568" calcext:value-type="float">
            <text:p>31876</text:p>
          </table:table-cell>
          <table:table-cell office:value-type="float" office:value="36549.3853" calcext:value-type="float">
            <text:p>36549</text:p>
          </table:table-cell>
          <table:table-cell office:value-type="float" office:value="41908.7098" calcext:value-type="float">
            <text:p>41909</text:p>
          </table:table-cell>
          <table:table-cell table:number-columns-repeated="8"/>
          <table:table-cell table:style-name="ce11" table:number-columns-repeated="2"/>
        </table:table-row>
        <table:table-row table:style-name="ro2">
          <table:table-cell office:value-type="float" office:value="44184" calcext:value-type="float">
            <text:p>44184</text:p>
          </table:table-cell>
          <table:table-cell table:number-columns-repeated="2"/>
          <table:table-cell office:value-type="float" office:value="47947.2623" calcext:value-type="float">
            <text:p>47947</text:p>
          </table:table-cell>
          <table:table-cell office:value-type="float" office:value="46497.6994" calcext:value-type="float">
            <text:p>46498</text:p>
          </table:table-cell>
          <table:table-cell office:value-type="float" office:value="31410.3635" calcext:value-type="float">
            <text:p>31410</text:p>
          </table:table-cell>
          <table:table-cell office:value-type="float" office:value="35207.5098" calcext:value-type="float">
            <text:p>35208</text:p>
          </table:table-cell>
          <table:table-cell office:value-type="float" office:value="43294.7835" calcext:value-type="float">
            <text:p>43295</text:p>
          </table:table-cell>
          <table:table-cell office:value-type="float" office:value="44631.0604" calcext:value-type="float">
            <text:p>44631</text:p>
          </table:table-cell>
          <table:table-cell table:number-columns-repeated="7"/>
          <table:table-cell table:style-name="ce11" table:number-columns-repeated="2"/>
        </table:table-row>
        <table:table-row table:style-name="ro2">
          <table:table-cell office:value-type="float" office:value="39445" calcext:value-type="float">
            <text:p>39445</text:p>
          </table:table-cell>
          <table:table-cell table:number-columns-repeated="3"/>
          <table:table-cell office:value-type="float" office:value="46002.6142" calcext:value-type="float">
            <text:p>46003</text:p>
          </table:table-cell>
          <table:table-cell office:value-type="float" office:value="33002.8822" calcext:value-type="float">
            <text:p>33003</text:p>
          </table:table-cell>
          <table:table-cell office:value-type="float" office:value="36841.8586" calcext:value-type="float">
            <text:p>36842</text:p>
          </table:table-cell>
          <table:table-cell office:value-type="float" office:value="44573.3846" calcext:value-type="float">
            <text:p>44573</text:p>
          </table:table-cell>
          <table:table-cell office:value-type="float" office:value="46783.124" calcext:value-type="float">
            <text:p>46783</text:p>
          </table:table-cell>
          <table:table-cell office:value-type="float" office:value="46594.479" calcext:value-type="float">
            <text:p>46594</text:p>
          </table:table-cell>
          <table:table-cell table:number-columns-repeated="6"/>
          <table:table-cell table:style-name="ce11" table:number-columns-repeated="2"/>
        </table:table-row>
        <table:table-row table:style-name="ro2">
          <table:table-cell office:value-type="float" office:value="48209" calcext:value-type="float">
            <text:p>48209</text:p>
          </table:table-cell>
          <table:table-cell table:number-columns-repeated="4"/>
          <table:table-cell office:value-type="float" office:value="36384.3013" calcext:value-type="float">
            <text:p>36384</text:p>
          </table:table-cell>
          <table:table-cell office:value-type="float" office:value="40220.6498" calcext:value-type="float">
            <text:p>40221</text:p>
          </table:table-cell>
          <table:table-cell office:value-type="float" office:value="47461.6705" calcext:value-type="float">
            <text:p>47462</text:p>
          </table:table-cell>
          <table:table-cell office:value-type="float" office:value="49231.9388" calcext:value-type="float">
            <text:p>49232</text:p>
          </table:table-cell>
          <table:table-cell office:value-type="float" office:value="48917.2681" calcext:value-type="float">
            <text:p>48917</text:p>
          </table:table-cell>
          <table:table-cell office:value-type="float" office:value="45919.9914" calcext:value-type="float">
            <text:p>45920</text:p>
          </table:table-cell>
          <table:table-cell table:number-columns-repeated="5"/>
          <table:table-cell table:style-name="ce11" table:number-columns-repeated="2"/>
        </table:table-row>
        <table:table-row table:style-name="ro2">
          <table:table-cell office:value-type="float" office:value="54326" calcext:value-type="float">
            <text:p>54326</text:p>
          </table:table-cell>
          <table:table-cell table:number-columns-repeated="5"/>
          <table:table-cell office:value-type="float" office:value="37419.9678" calcext:value-type="float">
            <text:p>37420</text:p>
          </table:table-cell>
          <table:table-cell office:value-type="float" office:value="45066.8906" calcext:value-type="float">
            <text:p>45067</text:p>
          </table:table-cell>
          <table:table-cell office:value-type="float" office:value="46910.9021" calcext:value-type="float">
            <text:p>46911</text:p>
          </table:table-cell>
          <table:table-cell office:value-type="float" office:value="46643.6084" calcext:value-type="float">
            <text:p>46644</text:p>
          </table:table-cell>
          <table:table-cell office:value-type="float" office:value="41799.5487" calcext:value-type="float">
            <text:p>41800</text:p>
          </table:table-cell>
          <table:table-cell office:value-type="float" office:value="42761.1112" calcext:value-type="float">
            <text:p>42761</text:p>
          </table:table-cell>
          <table:table-cell table:number-columns-repeated="4"/>
          <table:table-cell table:style-name="ce11" table:number-columns-repeated="2"/>
        </table:table-row>
        <table:table-row table:style-name="ro2">
          <table:table-cell office:value-type="float" office:value="52254" calcext:value-type="float">
            <text:p>52254</text:p>
          </table:table-cell>
          <table:table-cell table:number-columns-repeated="6"/>
          <table:table-cell office:value-type="float" office:value="49386.48" calcext:value-type="float">
            <text:p>49386</text:p>
          </table:table-cell>
          <table:table-cell office:value-type="float" office:value="51240.5755" calcext:value-type="float">
            <text:p>51241</text:p>
          </table:table-cell>
          <table:table-cell office:value-type="float" office:value="50958.6375" calcext:value-type="float">
            <text:p>50959</text:p>
          </table:table-cell>
          <table:table-cell office:value-type="float" office:value="46887.7754" calcext:value-type="float">
            <text:p>46888</text:p>
          </table:table-cell>
          <table:table-cell office:value-type="float" office:value="48465.0129" calcext:value-type="float">
            <text:p>48465</text:p>
          </table:table-cell>
          <table:table-cell office:value-type="float" office:value="52981.9263" calcext:value-type="float">
            <text:p>52982</text:p>
          </table:table-cell>
          <table:table-cell table:number-columns-repeated="3"/>
          <table:table-cell table:style-name="ce11" table:number-columns-repeated="2"/>
        </table:table-row>
        <table:table-row table:style-name="ro2">
          <table:table-cell office:value-type="float" office:value="45313" calcext:value-type="float">
            <text:p>45313</text:p>
          </table:table-cell>
          <table:table-cell table:number-columns-repeated="7"/>
          <table:table-cell office:value-type="float" office:value="47219.7728" calcext:value-type="float">
            <text:p>47220</text:p>
          </table:table-cell>
          <table:table-cell office:value-type="float" office:value="46939.0381" calcext:value-type="float">
            <text:p>46939</text:p>
          </table:table-cell>
          <table:table-cell office:value-type="float" office:value="42607.8056" calcext:value-type="float">
            <text:p>42608</text:p>
          </table:table-cell>
          <table:table-cell office:value-type="float" office:value="43958.9154" calcext:value-type="float">
            <text:p>43959</text:p>
          </table:table-cell>
          <table:table-cell office:value-type="float" office:value="51183.6839" calcext:value-type="float">
            <text:p>51184</text:p>
          </table:table-cell>
          <table:table-cell office:value-type="float" office:value="50863.549" calcext:value-type="float">
            <text:p>50864</text:p>
          </table:table-cell>
          <table:table-cell table:number-columns-repeated="2"/>
          <table:table-cell table:style-name="ce11" table:number-columns-repeated="2"/>
        </table:table-row>
        <table:table-row table:style-name="ro2">
          <table:table-cell office:value-type="float" office:value="41938" calcext:value-type="float">
            <text:p>41938</text:p>
          </table:table-cell>
          <table:table-cell table:number-columns-repeated="8"/>
          <table:table-cell office:value-type="float" office:value="40869.3157" calcext:value-type="float">
            <text:p>40869</text:p>
          </table:table-cell>
          <table:table-cell office:value-type="float" office:value="36724.9125" calcext:value-type="float">
            <text:p>36725</text:p>
          </table:table-cell>
          <table:table-cell office:value-type="float" office:value="37994.9275" calcext:value-type="float">
            <text:p>37995</text:p>
          </table:table-cell>
          <table:table-cell office:value-type="float" office:value="43868.3056" calcext:value-type="float">
            <text:p>43868</text:p>
          </table:table-cell>
          <table:table-cell office:value-type="float" office:value="43433.2607" calcext:value-type="float">
            <text:p>43433</text:p>
          </table:table-cell>
          <table:table-cell office:value-type="float" office:value="41345.3899" calcext:value-type="float">
            <text:p>41345</text:p>
          </table:table-cell>
          <table:table-cell/>
          <table:table-cell table:style-name="ce11" table:number-columns-repeated="2"/>
        </table:table-row>
        <table:table-row table:style-name="ro2">
          <table:table-cell office:value-type="float" office:value="29057" calcext:value-type="float">
            <text:p>29057</text:p>
          </table:table-cell>
          <table:table-cell table:number-columns-repeated="9"/>
          <table:table-cell office:value-type="float" office:value="22919.4587" calcext:value-type="float">
            <text:p>22919</text:p>
          </table:table-cell>
          <table:table-cell office:value-type="float" office:value="24186.6863" calcext:value-type="float">
            <text:p>24187</text:p>
          </table:table-cell>
          <table:table-cell office:value-type="float" office:value="30237.3916" calcext:value-type="float">
            <text:p>30237</text:p>
          </table:table-cell>
          <table:table-cell office:value-type="float" office:value="29882.6377" calcext:value-type="float">
            <text:p>29883</text:p>
          </table:table-cell>
          <table:table-cell office:value-type="float" office:value="26842.7302" calcext:value-type="float">
            <text:p>26843</text:p>
          </table:table-cell>
          <table:table-cell/>
          <table:table-cell table:style-name="ce11" table:number-columns-repeated="2"/>
        </table:table-row>
        <table:table-row table:style-name="ro2">
          <table:table-cell office:value-type="float" office:value="68485" calcext:value-type="float">
            <text:p>68485</text:p>
          </table:table-cell>
          <table:table-cell table:number-columns-repeated="10"/>
          <table:table-cell office:value-type="float" office:value="59778.9756" calcext:value-type="float">
            <text:p>59779</text:p>
          </table:table-cell>
          <table:table-cell office:value-type="float" office:value="66118.8313" calcext:value-type="float">
            <text:p>66119</text:p>
          </table:table-cell>
          <table:table-cell office:value-type="float" office:value="65804.1963" calcext:value-type="float">
            <text:p>65804</text:p>
          </table:table-cell>
          <table:table-cell office:value-type="float" office:value="63016.5276" calcext:value-type="float">
            <text:p>63017</text:p>
          </table:table-cell>
          <table:table-cell table:number-columns-repeated="3"/>
        </table:table-row>
        <table:table-row table:style-name="ro2">
          <table:table-cell office:value-type="float" office:value="42320" calcext:value-type="float">
            <text:p>42320</text:p>
          </table:table-cell>
          <table:table-cell table:number-columns-repeated="11"/>
          <table:table-cell office:value-type="float" office:value="44879.8451" calcext:value-type="float">
            <text:p>44880</text:p>
          </table:table-cell>
          <table:table-cell office:value-type="float" office:value="44530.2123" calcext:value-type="float">
            <text:p>44530</text:p>
          </table:table-cell>
          <table:table-cell office:value-type="float" office:value="41838.0576" calcext:value-type="float">
            <text:p>41838</text:p>
          </table:table-cell>
          <table:table-cell table:number-columns-repeated="3"/>
        </table:table-row>
        <table:table-row table:style-name="ro2">
          <table:table-cell office:value-type="float" office:value="57054" calcext:value-type="float">
            <text:p>57054</text:p>
          </table:table-cell>
          <table:table-cell table:number-columns-repeated="12"/>
          <table:table-cell office:value-type="float" office:value="49277.1835" calcext:value-type="float">
            <text:p>49277</text:p>
          </table:table-cell>
          <table:table-cell office:value-type="float" office:value="46386.2161" calcext:value-type="float">
            <text:p>46386</text:p>
          </table:table-cell>
          <table:table-cell table:number-columns-repeated="3"/>
        </table:table-row>
        <table:table-row table:style-name="ro2">
          <table:table-cell office:value-type="float" office:value="48130" calcext:value-type="float">
            <text:p>48130</text:p>
          </table:table-cell>
          <table:table-cell table:style-name="ce57"/>
          <table:table-cell table:style-name="ce60" table:number-columns-repeated="12"/>
          <table:table-cell office:value-type="float" office:value="46347.3481" calcext:value-type="float">
            <text:p>46347</text:p>
          </table:table-cell>
          <table:table-cell table:number-columns-repeated="3"/>
        </table:table-row>
        <table:table-row table:style-name="ro2">
          <table:table-cell table:style-name="ce58" table:number-columns-repeated="2"/>
          <table:table-cell table:style-name="ce62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Parámetros</text:p>
          </table:table-cell>
          <table:table-cell table:style-name="ce63" office:value-type="string" calcext:value-type="string">
            <text:p>Valor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d</text:p>
          </table:table-cell>
          <table:table-cell table:style-name="ce63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D</text:p>
          </table:table-cell>
          <table:table-cell table:style-name="ce63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s</text:p>
          </table:table-cell>
          <table:table-cell table:style-name="ce63" office:value-type="float" office:value="12" calcext:value-type="float">
            <text:p>12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p</text:p>
          </table:table-cell>
          <table:table-cell table:style-name="ce63" office:value-type="float" office:value="3" calcext:value-type="float">
            <text:p>3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q</text:p>
          </table:table-cell>
          <table:table-cell table:style-name="ce63"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P</text:p>
          </table:table-cell>
          <table:table-cell table:style-name="ce63"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ce63" office:value-type="string" calcext:value-type="string">
            <text:p>Q</text:p>
          </table:table-cell>
          <table:table-cell table:style-name="ce63" office:value-type="float" office:value="1" calcext:value-type="float">
            <text:p>1</text:p>
          </table:table-cell>
          <table:table-cell table:style-name="Default" table:number-columns-repeated="13"/>
          <table:table-cell table:number-columns-repeated="3"/>
        </table:table-row>
      </table:table>
      <table:table table:name="ARIMA DifRel" table:style-name="ta1">
        <table:table-column table:style-name="co19" table:default-cell-style-name="ce64"/>
        <table:table-column table:style-name="co13" table:number-columns-repeated="9" table:default-cell-style-name="ce64"/>
        <table:table-column table:style-name="co15" table:number-columns-repeated="5" table:default-cell-style-name="ce64"/>
        <table:table-row table:style-name="ro2">
          <table:table-cell table:style-name="ce63" office:value-type="string" calcext:value-type="string">
            <text:p>Dif original</text:p>
          </table:table-cell>
          <table:table-cell table:style-name="ce63" office:value-type="string" calcext:value-type="string">
            <text:p>Arima 1</text:p>
          </table:table-cell>
          <table:table-cell table:style-name="ce63" office:value-type="string" calcext:value-type="string">
            <text:p>Arima 2</text:p>
          </table:table-cell>
          <table:table-cell table:style-name="ce63" office:value-type="string" calcext:value-type="string">
            <text:p>Arima 3</text:p>
          </table:table-cell>
          <table:table-cell table:style-name="ce63" office:value-type="string" calcext:value-type="string">
            <text:p>Arima 4</text:p>
          </table:table-cell>
          <table:table-cell table:style-name="ce63" office:value-type="string" calcext:value-type="string">
            <text:p>Arima 5</text:p>
          </table:table-cell>
          <table:table-cell table:style-name="ce63" office:value-type="string" calcext:value-type="string">
            <text:p>Arima 6</text:p>
          </table:table-cell>
          <table:table-cell table:style-name="ce63" office:value-type="string" calcext:value-type="string">
            <text:p>Arima 7</text:p>
          </table:table-cell>
          <table:table-cell table:style-name="ce63" office:value-type="string" calcext:value-type="string">
            <text:p>Arima 8</text:p>
          </table:table-cell>
          <table:table-cell table:style-name="ce63" office:value-type="string" calcext:value-type="string">
            <text:p>Arima 9</text:p>
          </table:table-cell>
          <table:table-cell table:style-name="ce63" office:value-type="string" calcext:value-type="string">
            <text:p>Arima 10</text:p>
          </table:table-cell>
          <table:table-cell table:style-name="ce63" office:value-type="string" calcext:value-type="string">
            <text:p>Arima 11</text:p>
          </table:table-cell>
          <table:table-cell table:style-name="ce63" office:value-type="string" calcext:value-type="string">
            <text:p>Arima 12</text:p>
          </table:table-cell>
          <table:table-cell table:style-name="ce63" office:value-type="string" calcext:value-type="string">
            <text:p>Arima 13</text:p>
          </table:table-cell>
          <table:table-cell table:style-name="ce63" office:value-type="string" calcext:value-type="string">
            <text:p>Arima 14</text:p>
          </table:table-cell>
        </table:table-row>
        <table:table-row table:style-name="ro2">
          <table:table-cell office:value-type="float" office:value="-9.62" calcext:value-type="float">
            <text:p>-9,62</text:p>
          </table:table-cell>
          <table:table-cell office:value-type="float" office:value="-14.8951" calcext:value-type="float">
            <text:p>-14,90</text:p>
          </table:table-cell>
          <table:table-cell table:number-columns-repeated="13"/>
        </table:table-row>
        <table:table-row table:style-name="ro2">
          <table:table-cell office:value-type="float" office:value="-15.77" calcext:value-type="float">
            <text:p>-15,77</text:p>
          </table:table-cell>
          <table:table-cell office:value-type="float" office:value="-24.3614" calcext:value-type="float">
            <text:p>-24,36</text:p>
          </table:table-cell>
          <table:table-cell office:value-type="float" office:value="-29.7701" calcext:value-type="float">
            <text:p>-29,77</text:p>
          </table:table-cell>
          <table:table-cell table:number-columns-repeated="12"/>
        </table:table-row>
        <table:table-row table:style-name="ro2">
          <table:table-cell office:value-type="float" office:value="-38.34" calcext:value-type="float">
            <text:p>-38,34</text:p>
          </table:table-cell>
          <table:table-cell office:value-type="float" office:value="-23.9537" calcext:value-type="float">
            <text:p>-23,95</text:p>
          </table:table-cell>
          <table:table-cell office:value-type="float" office:value="-26.8927" calcext:value-type="float">
            <text:p>-26,89</text:p>
          </table:table-cell>
          <table:table-cell office:value-type="float" office:value="-26.1215" calcext:value-type="float">
            <text:p>-26,12</text:p>
          </table:table-cell>
          <table:table-cell table:number-columns-repeated="11"/>
        </table:table-row>
        <table:table-row table:style-name="ro2">
          <table:table-cell office:value-type="float" office:value="86.46" calcext:value-type="float">
            <text:p>86,46</text:p>
          </table:table-cell>
          <table:table-cell office:value-type="float" office:value="125.7666" calcext:value-type="float">
            <text:p>125,77</text:p>
          </table:table-cell>
          <table:table-cell office:value-type="float" office:value="121.0081" calcext:value-type="float">
            <text:p>121,01</text:p>
          </table:table-cell>
          <table:table-cell office:value-type="float" office:value="125.9267" calcext:value-type="float">
            <text:p>125,93</text:p>
          </table:table-cell>
          <table:table-cell office:value-type="float" office:value="129.743" calcext:value-type="float">
            <text:p>129,74</text:p>
          </table:table-cell>
          <table:table-cell table:number-columns-repeated="10"/>
        </table:table-row>
        <table:table-row table:style-name="ro2">
          <table:table-cell office:value-type="float" office:value="-14.25" calcext:value-type="float">
            <text:p>-14,25</text:p>
          </table:table-cell>
          <table:table-cell office:value-type="float" office:value="-33.7767" calcext:value-type="float">
            <text:p>-33,78</text:p>
          </table:table-cell>
          <table:table-cell office:value-type="float" office:value="-37.4641" calcext:value-type="float">
            <text:p>-37,46</text:p>
          </table:table-cell>
          <table:table-cell office:value-type="float" office:value="-34.7759" calcext:value-type="float">
            <text:p>-34,78</text:p>
          </table:table-cell>
          <table:table-cell office:value-type="float" office:value="-35.9279" calcext:value-type="float">
            <text:p>-35,93</text:p>
          </table:table-cell>
          <table:table-cell office:value-type="float" office:value="-25.353" calcext:value-type="float">
            <text:p>-25,35</text:p>
          </table:table-cell>
          <table:table-cell table:number-columns-repeated="9"/>
        </table:table-row>
        <table:table-row table:style-name="ro2">
          <table:table-cell office:value-type="float" office:value="19.35" calcext:value-type="float">
            <text:p>19,35</text:p>
          </table:table-cell>
          <table:table-cell office:value-type="float" office:value="13.9269" calcext:value-type="float">
            <text:p>13,93</text:p>
          </table:table-cell>
          <table:table-cell office:value-type="float" office:value="10.0733" calcext:value-type="float">
            <text:p>10,07</text:p>
          </table:table-cell>
          <table:table-cell office:value-type="float" office:value="13.5763" calcext:value-type="float">
            <text:p>13,58</text:p>
          </table:table-cell>
          <table:table-cell office:value-type="float" office:value="15.0994" calcext:value-type="float">
            <text:p>15,10</text:p>
          </table:table-cell>
          <table:table-cell office:value-type="float" office:value="11.4968" calcext:value-type="float">
            <text:p>11,50</text:p>
          </table:table-cell>
          <table:table-cell office:value-type="float" office:value="7.6281" calcext:value-type="float">
            <text:p>7,63</text:p>
          </table:table-cell>
          <table:table-cell table:number-columns-repeated="8"/>
        </table:table-row>
        <table:table-row table:style-name="ro2">
          <table:table-cell office:value-type="float" office:value="2.85" calcext:value-type="float">
            <text:p>2,85</text:p>
          </table:table-cell>
          <table:table-cell/>
          <table:table-cell office:value-type="float" office:value="3.5604" calcext:value-type="float">
            <text:p>3,56</text:p>
          </table:table-cell>
          <table:table-cell office:value-type="float" office:value="6.6186" calcext:value-type="float">
            <text:p>6,62</text:p>
          </table:table-cell>
          <table:table-cell office:value-type="float" office:value="6.8072" calcext:value-type="float">
            <text:p>6,81</text:p>
          </table:table-cell>
          <table:table-cell office:value-type="float" office:value="10.7844" calcext:value-type="float">
            <text:p>10,78</text:p>
          </table:table-cell>
          <table:table-cell office:value-type="float" office:value="11.0201" calcext:value-type="float">
            <text:p>11,02</text:p>
          </table:table-cell>
          <table:table-cell office:value-type="float" office:value="8.9486" calcext:value-type="float">
            <text:p>8,95</text:p>
          </table:table-cell>
          <table:table-cell table:number-columns-repeated="7"/>
        </table:table-row>
        <table:table-row table:style-name="ro2">
          <table:table-cell office:value-type="float" office:value="-2.16" calcext:value-type="float">
            <text:p>-2,16</text:p>
          </table:table-cell>
          <table:table-cell table:number-columns-repeated="2"/>
          <table:table-cell office:value-type="float" office:value="-7.645" calcext:value-type="float">
            <text:p>-7,65</text:p>
          </table:table-cell>
          <table:table-cell office:value-type="float" office:value="-7.1795" calcext:value-type="float">
            <text:p>-7,18</text:p>
          </table:table-cell>
          <table:table-cell office:value-type="float" office:value="-7.4613" calcext:value-type="float">
            <text:p>-7,46</text:p>
          </table:table-cell>
          <table:table-cell office:value-type="float" office:value="-8.2918" calcext:value-type="float">
            <text:p>-8,29</text:p>
          </table:table-cell>
          <table:table-cell office:value-type="float" office:value="-7.2165" calcext:value-type="float">
            <text:p>-7,22</text:p>
          </table:table-cell>
          <table:table-cell office:value-type="float" office:value="-7.5319" calcext:value-type="float">
            <text:p>-7,53</text:p>
          </table:table-cell>
          <table:table-cell table:number-columns-repeated="6"/>
        </table:table-row>
        <table:table-row table:style-name="ro2">
          <table:table-cell office:value-type="float" office:value="-10.73" calcext:value-type="float">
            <text:p>-10,73</text:p>
          </table:table-cell>
          <table:table-cell table:number-columns-repeated="3"/>
          <table:table-cell office:value-type="float" office:value="18.2069" calcext:value-type="float">
            <text:p>18,21</text:p>
          </table:table-cell>
          <table:table-cell office:value-type="float" office:value="18.8785" calcext:value-type="float">
            <text:p>18,88</text:p>
          </table:table-cell>
          <table:table-cell office:value-type="float" office:value="18.9755" calcext:value-type="float">
            <text:p>18,98</text:p>
          </table:table-cell>
          <table:table-cell office:value-type="float" office:value="18.1837" calcext:value-type="float">
            <text:p>18,18</text:p>
          </table:table-cell>
          <table:table-cell office:value-type="float" office:value="16.3962" calcext:value-type="float">
            <text:p>16,40</text:p>
          </table:table-cell>
          <table:table-cell office:value-type="float" office:value="16.7206" calcext:value-type="float">
            <text:p>16,72</text:p>
          </table:table-cell>
          <table:table-cell table:number-columns-repeated="5"/>
        </table:table-row>
        <table:table-row table:style-name="ro2">
          <table:table-cell office:value-type="float" office:value="22.22" calcext:value-type="float">
            <text:p>22,22</text:p>
          </table:table-cell>
          <table:table-cell table:number-columns-repeated="4"/>
          <table:table-cell office:value-type="float" office:value="7.3578" calcext:value-type="float">
            <text:p>7,36</text:p>
          </table:table-cell>
          <table:table-cell office:value-type="float" office:value="7.336" calcext:value-type="float">
            <text:p>7,34</text:p>
          </table:table-cell>
          <table:table-cell office:value-type="float" office:value="7.4066" calcext:value-type="float">
            <text:p>7,41</text:p>
          </table:table-cell>
          <table:table-cell office:value-type="float" office:value="6.4534" calcext:value-type="float">
            <text:p>6,45</text:p>
          </table:table-cell>
          <table:table-cell office:value-type="float" office:value="7.9406" calcext:value-type="float">
            <text:p>7,94</text:p>
          </table:table-cell>
          <table:table-cell office:value-type="float" office:value="14.6844" calcext:value-type="float">
            <text:p>14,68</text:p>
          </table:table-cell>
          <table:table-cell table:number-columns-repeated="4"/>
        </table:table-row>
        <table:table-row table:style-name="ro2">
          <table:table-cell office:value-type="float" office:value="12.69" calcext:value-type="float">
            <text:p>12,69</text:p>
          </table:table-cell>
          <table:table-cell table:number-columns-repeated="5"/>
          <table:table-cell office:value-type="float" office:value="-7.4024" calcext:value-type="float">
            <text:p>-7,40</text:p>
          </table:table-cell>
          <table:table-cell office:value-type="float" office:value="-7.5354" calcext:value-type="float">
            <text:p>-7,54</text:p>
          </table:table-cell>
          <table:table-cell office:value-type="float" office:value="-8.7729" calcext:value-type="float">
            <text:p>-8,77</text:p>
          </table:table-cell>
          <table:table-cell office:value-type="float" office:value="-8.0812" calcext:value-type="float">
            <text:p>-8,08</text:p>
          </table:table-cell>
          <table:table-cell office:value-type="float" office:value="-10.2186" calcext:value-type="float">
            <text:p>-10,22</text:p>
          </table:table-cell>
          <table:table-cell office:value-type="float" office:value="-11.987" calcext:value-type="float">
            <text:p>-11,99</text:p>
          </table:table-cell>
          <table:table-cell table:number-columns-repeated="3"/>
        </table:table-row>
        <table:table-row table:style-name="ro2">
          <table:table-cell office:value-type="float" office:value="-3.81" calcext:value-type="float">
            <text:p>-3,81</text:p>
          </table:table-cell>
          <table:table-cell table:number-columns-repeated="6"/>
          <table:table-cell office:value-type="float" office:value="19.446" calcext:value-type="float">
            <text:p>19,45</text:p>
          </table:table-cell>
          <table:table-cell office:value-type="float" office:value="18.2757" calcext:value-type="float">
            <text:p>18,28</text:p>
          </table:table-cell>
          <table:table-cell office:value-type="float" office:value="19.3887" calcext:value-type="float">
            <text:p>19,39</text:p>
          </table:table-cell>
          <table:table-cell office:value-type="float" office:value="21.7318" calcext:value-type="float">
            <text:p>21,73</text:p>
          </table:table-cell>
          <table:table-cell office:value-type="float" office:value="22.5716" calcext:value-type="float">
            <text:p>22,57</text:p>
          </table:table-cell>
          <table:table-cell office:value-type="float" office:value="16.4454" calcext:value-type="float">
            <text:p>16,45</text:p>
          </table:table-cell>
          <table:table-cell table:number-columns-repeated="2"/>
        </table:table-row>
        <table:table-row table:style-name="ro2">
          <table:table-cell office:value-type="float" office:value="-13.28" calcext:value-type="float">
            <text:p>-13,28</text:p>
          </table:table-cell>
          <table:table-cell table:number-columns-repeated="7"/>
          <table:table-cell office:value-type="float" office:value="-9.3926" calcext:value-type="float">
            <text:p>-9,39</text:p>
          </table:table-cell>
          <table:table-cell office:value-type="float" office:value="-8.6287" calcext:value-type="float">
            <text:p>-8,63</text:p>
          </table:table-cell>
          <table:table-cell office:value-type="float" office:value="-8.5472" calcext:value-type="float">
            <text:p>-8,55</text:p>
          </table:table-cell>
          <table:table-cell office:value-type="float" office:value="-9.089" calcext:value-type="float">
            <text:p>-9,09</text:p>
          </table:table-cell>
          <table:table-cell office:value-type="float" office:value="-7.108" calcext:value-type="float">
            <text:p>-7,11</text:p>
          </table:table-cell>
          <table:table-cell office:value-type="float" office:value="-2.0115" calcext:value-type="float">
            <text:p>-2,01</text:p>
          </table:table-cell>
          <table:table-cell/>
        </table:table-row>
        <table:table-row table:style-name="ro2">
          <table:table-cell office:value-type="float" office:value="-7.45" calcext:value-type="float">
            <text:p>-7,45</text:p>
          </table:table-cell>
          <table:table-cell table:number-columns-repeated="8"/>
          <table:table-cell office:value-type="float" office:value="-14.3739" calcext:value-type="float">
            <text:p>-14,37</text:p>
          </table:table-cell>
          <table:table-cell office:value-type="float" office:value="-13.6097" calcext:value-type="float">
            <text:p>-13,61</text:p>
          </table:table-cell>
          <table:table-cell office:value-type="float" office:value="-13.4243" calcext:value-type="float">
            <text:p>-13,42</text:p>
          </table:table-cell>
          <table:table-cell office:value-type="float" office:value="-15.4925" calcext:value-type="float">
            <text:p>-15,49</text:p>
          </table:table-cell>
          <table:table-cell office:value-type="float" office:value="-16.9329" calcext:value-type="float">
            <text:p>-16,93</text:p>
          </table:table-cell>
          <table:table-cell table:style-name="ce65" office:value-type="float" office:value="-14.0822" calcext:value-type="float">
            <text:p>-14,08</text:p>
          </table:table-cell>
        </table:table-row>
        <table:table-row table:style-name="ro2">
          <table:table-cell office:value-type="float" office:value="-30.71" calcext:value-type="float">
            <text:p>-30,71</text:p>
          </table:table-cell>
          <table:table-cell table:number-columns-repeated="9"/>
          <table:table-cell office:value-type="float" office:value="-35.2664" calcext:value-type="float">
            <text:p>-35,27</text:p>
          </table:table-cell>
          <table:table-cell office:value-type="float" office:value="-35.2962" calcext:value-type="float">
            <text:p>-35,30</text:p>
          </table:table-cell>
          <table:table-cell office:value-type="float" office:value="-35.2305" calcext:value-type="float">
            <text:p>-35,23</text:p>
          </table:table-cell>
          <table:table-cell office:value-type="float" office:value="-33.5347" calcext:value-type="float">
            <text:p>-33,53</text:p>
          </table:table-cell>
          <table:table-cell office:value-type="float" office:value="-34.3423" calcext:value-type="float">
            <text:p>-34,34</text:p>
          </table:table-cell>
        </table:table-row>
        <table:table-row table:style-name="ro2">
          <table:table-cell office:value-type="float" office:value="135.69" calcext:value-type="float">
            <text:p>135,69</text:p>
          </table:table-cell>
          <table:table-cell table:number-columns-repeated="10"/>
          <table:table-cell office:value-type="float" office:value="81.6786" calcext:value-type="float">
            <text:p>81,68</text:p>
          </table:table-cell>
          <table:table-cell office:value-type="float" office:value="81.3015" calcext:value-type="float">
            <text:p>81,30</text:p>
          </table:table-cell>
          <table:table-cell office:value-type="float" office:value="81.1061" calcext:value-type="float">
            <text:p>81,11</text:p>
          </table:table-cell>
          <table:table-cell office:value-type="float" office:value="82.0665" calcext:value-type="float">
            <text:p>82,07</text:p>
          </table:table-cell>
        </table:table-row>
        <table:table-row table:style-name="ro2">
          <table:table-cell office:value-type="float" office:value="-38.21" calcext:value-type="float">
            <text:p>-38,21</text:p>
          </table:table-cell>
          <table:table-cell table:number-columns-repeated="11"/>
          <table:table-cell office:value-type="float" office:value="-12.5853" calcext:value-type="float">
            <text:p>-12,59</text:p>
          </table:table-cell>
          <table:table-cell office:value-type="float" office:value="-12.2512" calcext:value-type="float">
            <text:p>-12,25</text:p>
          </table:table-cell>
          <table:table-cell office:value-type="float" office:value="-12.3032" calcext:value-type="float">
            <text:p>-12,30</text:p>
          </table:table-cell>
        </table:table-row>
        <table:table-row table:style-name="ro2">
          <table:table-cell office:value-type="float" office:value="34.82" calcext:value-type="float">
            <text:p>34,82</text:p>
          </table:table-cell>
          <table:table-cell table:number-columns-repeated="12"/>
          <table:table-cell office:value-type="float" office:value="18.7542" calcext:value-type="float">
            <text:p>18,75</text:p>
          </table:table-cell>
          <table:table-cell office:value-type="float" office:value="18.9309" calcext:value-type="float">
            <text:p>18,93</text:p>
          </table:table-cell>
        </table:table-row>
        <table:table-row table:style-name="ro2">
          <table:table-cell office:value-type="float" office:value="-15.64" calcext:value-type="float">
            <text:p>-15,64</text:p>
          </table:table-cell>
          <table:table-cell table:number-columns-repeated="13"/>
          <table:table-cell office:value-type="float" office:value="3.4391" calcext:value-type="float">
            <text:p>3,44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ce63" office:value-type="string" calcext:value-type="string">
            <text:p>Parámetros</text:p>
          </table:table-cell>
          <table:table-cell table:style-name="ce63" office:value-type="string" calcext:value-type="string">
            <text:p>Valor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d</text:p>
          </table:table-cell>
          <table:table-cell table:style-name="ce63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D</text:p>
          </table:table-cell>
          <table:table-cell table:style-name="ce63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s</text:p>
          </table:table-cell>
          <table:table-cell table:style-name="ce63" office:value-type="float" office:value="12" calcext:value-type="float">
            <text:p>12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p</text:p>
          </table:table-cell>
          <table:table-cell table:style-name="ce63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q</text:p>
          </table:table-cell>
          <table:table-cell table:style-name="ce63" office:value-type="float" office:value="2" calcext:value-type="float">
            <text:p>2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P</text:p>
          </table:table-cell>
          <table:table-cell table:style-name="ce63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2">
          <table:table-cell table:style-name="ce63" office:value-type="string" calcext:value-type="string">
            <text:p>Q</text:p>
          </table:table-cell>
          <table:table-cell table:style-name="ce63" office:value-type="float" office:value="0" calcext:value-type="float">
            <text:p>0</text:p>
          </table:table-cell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 style:data-style-name="N2" text:time-value="18:32:46.146405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21T18:38:37.418632476</dc:date>
    <meta:editing-duration>PT9H7S</meta:editing-duration>
    <meta:editing-cycles>40</meta:editing-cycles>
    <meta:generator>LibreOffice/5.4.3.2$Linux_X86_64 LibreOffice_project/40$Build-2</meta:generator>
    <meta:document-statistic meta:table-count="6" meta:cell-count="275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258,40 %</text:p>
                <text:list>
                  <text:list-item>
                    <text:p>Diferencia / Ventas mes anterior (porcentaje)</text:p>
                  </text:list-item>
                  <text:list-item>
                    <text:p>258,40 %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2">
                <text:p>-0.13345331969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01">
                <text:p>-0.154556005959301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41">
                <text:p>0.071420575200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89">
                <text:p>-0.1090349250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8">
                <text:p>0.059436921986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5">
                <text:p>-0.164339346761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62">
                <text:p>-0.0266595286378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2">
                <text:p>0.0215895678493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4">
                <text:p>0.115895624209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89">
                <text:p>-0.0396201577990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5">
                <text:p>-0.175898773481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7">
                <text:p>0.034363241363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8">
                <text:p>-0.139395230447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2">
                <text:p>0.0496554965438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29996">
                <text:p>-0.094775542092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38">
                <text:p>0.0216105926297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1">
                <text:p>0.0289405832661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8">
                <text:p>-0.159034187721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16">
                <text:p>-0.092265496243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58">
                <text:p>-0.0600693624744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487">
                <text:p>-0.0875166007687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18">
                <text:p>0.0209150226115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71">
                <text:p>0.0404207395077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783">
                <text:p>0.0629139180122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1">
                <text:p>-0.041758982327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36">
                <text:p>-0.0480165112922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711">
                <text:p>0.004701739795077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">
                <text:p>-0.021018690305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4">
                <text:p>0.141831915283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29">
                <text:p>-0.0018306557865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5">
                <text:p>0.0836090474332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6">
                <text:p>0.0252262630297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83">
                <text:p>0.08859215237237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9">
                <text:p>-0.080009058556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391">
                <text:p>0.012201761046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9">
                <text:p>0.033359736345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8">
                <text:p>-0.0254990886209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82">
                <text:p>0.0869202755014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01">
                <text:p>-0.0985120981690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6">
                <text:p>0.165334109377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59">
                <text:p>-0.166109337948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05">
                <text:p>0.069397114991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274">
                <text:p>-0.00790152271820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9">
                <text:p>-0.0257473960142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2">
                <text:p>0.0495752957073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6">
                <text:p>-0.1689613221522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79">
                <text:p>-0.0115289452121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3">
                <text:p>-0.0423053062660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5">
                <text:p>-0.0874529419897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44">
                <text:p>-0.00194462566139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26">
                <text:p>-0.0987004462798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4">
                <text:p>0.22985841203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">
                <text:p>-0.25279215667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8">
                <text:p>0.315646224641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4">
                <text:p>-0.0865261612988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01">
                <text:p>-0.0613219356600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1">
                <text:p>-0.214472173793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7">
                <text:p>0.200157400236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601">
                <text:p>-0.03452268077806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6">
                <text:p>0.0168817963692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32">
                <text:p>0.0188671624762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193">
                <text:p>0.0470294783648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18">
                <text:p>0.0474236681575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7">
                <text:p>0.1005907861130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1">
                <text:p>0.175803784330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6">
                <text:p>-0.220640363929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7">
                <text:p>0.06553181794944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62">
                <text:p>-0.0235893482265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51">
                <text:p>-0.0378907722259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7">
                <text:p>-0.165980332801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1">
                <text:p>0.275665113570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44">
                <text:p>-0.0559480277314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66">
                <text:p>0.069981670104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1">
                <text:p>0.090711164728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6">
                <text:p>-0.0959597940477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33">
                <text:p>0.06671331799890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6">
                <text:p>-0.01020428210982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81">
                <text:p>-0.0693193207980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4121">
                <text:p>0.000216571360441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3">
                <text:p>0.141140376445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29843">
                <text:p>0.009037712707298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5">
                <text:p>0.0947914097820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">
                <text:p>-0.063253212824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7">
                <text:p>0.17442448508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63">
                <text:p>-0.04883900056196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14">
                <text:p>-0.05408765667893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2">
                <text:p>0.1241130394117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98">
                <text:p>0.0176425957215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71">
                <text:p>0.0100310478947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52">
                <text:p>-0.0227170342730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5">
                <text:p>-0.3896369897596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1">
                <text:p>0.5393214193754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64">
                <text:p>0.0558681297487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31">
                <text:p>0.0542521745810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319">
                <text:p>0.00454293796646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8">
                <text:p>-0.116114616230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36">
                <text:p>0.0844726146143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77">
                <text:p>-0.0988239405249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8">
                <text:p>-0.0235596987164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6">
                <text:p>0.109883205367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9">
                <text:p>0.09819535565320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9">
                <text:p>0.1092530354970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09">
                <text:p>0.192648983590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6">
                <text:p>-0.13530292146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